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officeooo:paragraph-rsid="000f54f7"/>
    </style:style>
    <style:style style:name="P2" style:family="paragraph" style:parent-style-name="Standard">
      <style:paragraph-properties>
        <style:tab-stops>
          <style:tab-stop style:position="2.5in"/>
          <style:tab-stop style:position="3.75in"/>
          <style:tab-stop style:position="5.5in"/>
        </style:tab-stops>
      </style:paragraph-properties>
      <style:text-properties officeooo:paragraph-rsid="000f54f7"/>
    </style:style>
    <style:style style:name="P3" style:family="paragraph" style:parent-style-name="Standard">
      <style:text-properties style:text-underline-style="solid" style:text-underline-width="auto" style:text-underline-color="font-color" officeooo:paragraph-rsid="000f54f7"/>
    </style:style>
    <style:style style:name="P4" style:family="paragraph" style:parent-style-name="Standard">
      <style:paragraph-properties fo:text-align="center" style:justify-single-word="false"/>
      <style:text-properties officeooo:paragraph-rsid="000f54f7"/>
    </style:style>
    <style:style style:name="P5" style:family="paragraph" style:parent-style-name="Standard">
      <style:text-properties fo:font-weight="bold" officeooo:paragraph-rsid="000f54f7" style:font-weight-asian="bold" style:font-weight-complex="bold"/>
    </style:style>
    <style:style style:name="P6" style:family="paragraph" style:parent-style-name="Standard">
      <style:text-properties fo:font-weight="bold" officeooo:rsid="0012b8d5" officeooo:paragraph-rsid="000f54f7" style:font-weight-asian="bold" style:font-weight-complex="bold"/>
    </style:style>
    <style:style style:name="P7" style:family="paragraph" style:parent-style-name="Standard">
      <style:text-properties officeooo:paragraph-rsid="000f54f7"/>
    </style:style>
    <style:style style:name="P8" style:family="paragraph" style:parent-style-name="Standard">
      <style:text-properties fo:font-size="18pt" fo:font-weight="bold" officeooo:paragraph-rsid="000f54f7" style:font-size-asian="18pt" style:font-weight-asian="bold" style:font-weight-complex="bold"/>
    </style:style>
    <style:style style:name="P9" style:family="paragraph" style:parent-style-name="Standard">
      <style:text-properties fo:font-weight="normal" officeooo:rsid="0012b8d5" officeooo:paragraph-rsid="000f54f7" style:font-weight-asian="normal" style:font-weight-complex="normal"/>
    </style:style>
    <style:style style:name="P10" style:family="paragraph" style:parent-style-name="Standard">
      <style:text-properties fo:font-weight="normal" officeooo:rsid="00146649" officeooo:paragraph-rsid="000f54f7" style:font-weight-asian="normal" style:font-weight-complex="normal"/>
    </style:style>
    <style:style style:name="P11" style:family="paragraph" style:parent-style-name="Standard">
      <style:text-properties officeooo:rsid="00146649" officeooo:paragraph-rsid="000f54f7"/>
    </style:style>
    <style:style style:name="P12" style:family="paragraph" style:parent-style-name="Standard">
      <style:paragraph-properties fo:margin-left="0in" fo:margin-right="0in" fo:text-indent="0.5in" style:auto-text-indent="false"/>
      <style:text-properties officeooo:paragraph-rsid="000f54f7"/>
    </style:style>
    <style:style style:name="P13" style:family="paragraph" style:parent-style-name="Heading_20_2">
      <style:paragraph-properties fo:text-align="center" style:justify-single-word="false"/>
      <style:text-properties officeooo:paragraph-rsid="000f54f7"/>
    </style:style>
    <style:style style:name="P14" style:family="paragraph" style:parent-style-name="Heading_20_2">
      <style:text-properties officeooo:paragraph-rsid="000f54f7"/>
    </style:style>
    <style:style style:name="P15" style:family="paragraph" style:parent-style-name="Heading_20_1" style:master-page-name="Standard">
      <style:paragraph-properties style:page-number="auto"/>
      <style:text-properties officeooo:paragraph-rsid="000f54f7"/>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fo:font-weight="normal" officeooo:rsid="0012b8d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haracter Creation</text:h>
      <text:p text:style-name="P2"/>
      <text:p text:style-name="P7"><text:tab/>Live role-playing is all about becoming someone else for a while, playing a part, and doing what you might not necessarily do in real life. After getting a general overview of the game itself, the first step to role-playing is to create a character. First read over this section to decide what kind of character you wish to play. Remember that anything is possible in the world of Eltara. Levels are gained by earning experience points. Every level gained gives you five Development Points (known as DP’s) to spend on your character.</text:p>
      <text:p text:style-name="P7"/>
      <text:h text:style-name="P14" text:outline-level="2">Money and Equipment</text:h>
      <text:p text:style-name="P3"/>
      <text:p text:style-name="P7">This game uses in-game money or gems for the purchase of items or services. Each character begins play with some money and starting equipment. An appropriate weapon, spell book etc, will be provided based on the starting skills chosen, along with 1 fire coin and 3 water coins. Additional money and items can be earned in game.</text:p>
      <text:p text:style-name="P7"/>
      <text:p text:style-name="P7"/>
      <text:h text:style-name="P13" text:outline-level="2">Monetary Conversion</text:h>
      <text:p text:style-name="P4"/>
      <text:p text:style-name="P4">1 Air coin = 10 fire coins</text:p>
      <text:p text:style-name="P4"/>
      <text:p text:style-name="P4">1 Fire coin = 10 Water coins</text:p>
      <text:p text:style-name="P4"/>
      <text:p text:style-name="P4">1 Water coin = 10 Earth coins</text:p>
      <text:p text:style-name="P4"/>
      <text:h text:style-name="P14" text:outline-level="2">Hit Points </text:h>
      <text:p text:style-name="P5"/>
      <text:p text:style-name="P7"><text:tab/>All characters in the Eltara game begin play with six hit points. As you attain each new level you gain an additional three hit points up to 20<text:span text:style-name="T1">th</text:span> level. There are skills that allow you to gain extra hit points, and you must spend DP’s to get them. Using the purchased hit points can give a character a maximum of seventy-five hit points.</text:p>
      <text:p text:style-name="P7"/>
      <text:h text:style-name="P14" text:outline-level="2">Skills</text:h>
      <text:p text:style-name="P8"/>
      <text:p text:style-name="P7"><text:tab/>In this game there are three types of skills. The first, category 1, are your basic skills. These are the skills you use for the foundation of creating your characters talents and career. Examples are Weapon and Lore skills. The second type, category 2, is used to hone your character towards perfection. Examples of these include Weapon Specialties, Productive skills, and Magic/ Psionic Specialties and the spells/powers that go with them. Your basic skills (category 1) cost are less because you are learning just how to use these skills. The category 2 skills have a higher cost due to the precision and difficulty for their usage. See Table 2 for skill costs and basic description.</text:p>
      <text:p text:style-name="P7"/>
      <text:p text:style-name="P7"/>
      <text:p text:style-name="P7"><text:tab/>Racial Natural abilities are the third type of skill in the world of Eltara. All races have some type of natural ability from the Elves’ Resist Sleep to the Troll’s Healing Earth. However, along with these advantages come disadvantages as well, like the Elves’ –1 hit point per level or the Troll taking extra damage from fire attacks. See Table 4 for a list of races and their abilities. <text:s/></text:p>
      <text:p text:style-name="P7"><text:line-break/><text:tab/>Within the skills of Eltara there are some that can be used to gain information into upcoming events; Fortune Telling and Information Gathering are two such skills. Characters with these types of skills will get an “information” packet before game starts giving them knowledge of the things to come. <text:soft-page-break/>At times during an event you can attempt to gain specific information using these skills, but what you glean is up to the event director or plot member at that time.</text:p>
      <text:p text:style-name="P7"/>
      <text:p text:style-name="P6">Races</text:p>
      <text:p text:style-name="P9"><text:tab/>The world of Eltara is populated by several races. <text:s/></text:p>
      <text:p text:style-name="P9"/>
      <text:p text:style-name="P11"><text:span text:style-name="T3">H</text:span><text:span text:style-name="T2">umans</text:span></text:p>
      <text:p text:style-name="P10">Seers – clairvoyant</text:p>
      <text:p text:style-name="P10">Speakers – telepathic </text:p>
      <text:p text:style-name="P10">Elves – Resist Sleep, Frailty</text:p>
      <text:p text:style-name="P10">Dwarves – </text:p>
      <text:p text:style-name="P10">Trolls – Healing Earth, Fire vulnerability</text:p>
      <text:p text:style-name="P10">Felinorians – </text:p>
      <text:p text:style-name="P10">Canioriens – </text:p>
      <text:p text:style-name="P10">Naga – </text:p>
      <text:p text:style-name="P10">Luli – healing fairies</text:p>
      <text:h text:style-name="P1" text:outline-level="3"><text:tab/></text:h>
      <text:p text:style-name="P7"/>
      <text:h text:style-name="P14" text:outline-level="2">Quick Character Creation</text:h>
      <text:p text:style-name="P7"/>
      <text:p text:style-name="P7"><text:tab/>Every Character begins the game with the following: </text:p>
      <text:p text:style-name="P7"/>
      <text:p text:style-name="P7"/>
      <text:p text:style-name="P7">1 Category 1 skill free, 1 Category 2 skill free, 1 Natural Ability free</text:p>
      <text:p text:style-name="P7"/>
      <text:p text:style-name="P7">10 Development Points, 1 Fire coin, 3 Water coins, Hit Points 6</text:p>
      <text:p text:style-name="P7"/>
      <text:p text:style-name="P7">Tags for all of the appropriate skills and items, e.g. armor point tags, weapon tags and spell tags etc.</text:p>
      <text:p text:style-name="P7"/>
      <text:p text:style-name="P12">All first time characters will not need to have the components for their first event. Each first time character will be able to produce any three items available for the skills they have. Any components acquired and turned in will count toward other items produced for that first 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0:45:15.418547973</meta:creation-date>
    <dc:date>2018-08-28T10:46:42.200160907</dc:date>
    <meta:editing-duration>PT1M27S</meta:editing-duration>
    <meta:editing-cycles>1</meta:editing-cycles>
    <meta:document-statistic meta:table-count="0" meta:image-count="0" meta:object-count="0" meta:page-count="2" meta:paragraph-count="33" meta:word-count="643" meta:character-count="3745" meta:non-whitespace-character-count="3105"/>
    <meta:generator>LibreOffice/6.0.3.2$Linux_X86_64 LibreOffice_project/00m0$Build-2</meta:generator>
  </office:meta>
</office:document-meta>
</file>